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2.071cm"/>
    </style:style>
    <style:style style:name="co5" style:family="table-column">
      <style:table-column-properties fo:break-before="auto" style:column-width="1.189cm"/>
    </style:style>
    <style:style style:name="co6" style:family="table-column">
      <style:table-column-properties fo:break-before="auto" style:column-width="1.857cm"/>
    </style:style>
    <style:style style:name="co7" style:family="table-column">
      <style:table-column-properties fo:break-before="auto" style:column-width="2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style:font-name-asian="Droid Sans Fallback" style:font-name-complex="FreeSans"/>
    </style:style>
    <style:style style:name="ce3" style:family="table-cell" style:parent-style-name="Default">
      <style:text-properties style:font-name="Courier 10 Pitch"/>
    </style:style>
  </office:automatic-styles>
  <office:body>
    <office:spreadsheet>
      <table:table table:name="all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2" table:number-columns-repeated="1010" table:default-cell-style-name="ce1"/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Note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CA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d16)</text:p>
          </table:table-cell>
          <table:table-cell office:value-type="string" calcext:value-type="string">
            <text:p>SP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RCA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OP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 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A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r8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RRA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HL++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DA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++)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HL--) 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(HL)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(HL)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d8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CF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--)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CF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r8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d16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s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s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s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T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'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'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'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d16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table:style-name="ce2" office:value-type="string" calcext:value-type="string">
            <text:p>d16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cc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c</text:p>
          </table:table-cell>
          <table:table-cell table:style-name="ce2" office:value-type="string" calcext:value-type="string">
            <text:p>d16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c</text:p>
          </table:table-cell>
          <table:table-cell table:style-name="ce2" office:value-type="string" calcext:value-type="string">
            <text:p>d16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(d8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F00 + C</text:p>
          </table:table-cell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8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d16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8)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F00 + C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</text:p>
          </table:table-cell>
          <table:table-cell table:number-columns-repeated="2"/>
          <table:table-cell table:style-name="ce3"/>
          <table:table-cell table:number-columns-repeated="1010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VALID</text:p>
          </table:table-cell>
          <table:table-cell table:number-columns-repeated="2"/>
          <table:table-cell table:style-name="ce3"/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P + r8</text:p>
          </table:table-cell>
          <table:table-cell table:style-name="ce3"/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style-name="ce3"/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16)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qq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qq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1024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fix CB" table:style-name="ta1">
        <table:table-column table:style-name="co2" table:number-columns-repeated="1024" table:default-cell-style-name="ce1"/>
        <table:table-row table:style-name="ro1"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</table:table>
      <table:table table:name="load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2" table:number-columns-repeated="1010" table:default-cell-style-name="ce1"/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Note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d16)</text:p>
          </table:table-cell>
          <table:table-cell office:value-type="string" calcext:value-type="string">
            <text:p>SP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HL++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++)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HL--) 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d8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--)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d16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'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'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F00 + C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d16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F00 + C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P + r8</text:p>
          </table:table-cell>
          <table:table-cell table:style-name="ce3"/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style-name="ce3"/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16)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 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(d8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8)</text:p>
          </table:table-cell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2" table:number-columns-repeated="1010" table:default-cell-style-name="ce1"/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Note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CA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d16)</text:p>
          </table:table-cell>
          <table:table-cell office:value-type="string" calcext:value-type="string">
            <text:p>SP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RCA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OP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 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A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r8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RRA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HL++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DA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++)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HL--) 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(HL)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(HL)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d8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CF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--)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CF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r8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d16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s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s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s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T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'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'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'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d16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table:style-name="ce2" office:value-type="string" calcext:value-type="string">
            <text:p>d16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cc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c</text:p>
          </table:table-cell>
          <table:table-cell table:style-name="ce2" office:value-type="string" calcext:value-type="string">
            <text:p>d16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c</text:p>
          </table:table-cell>
          <table:table-cell table:style-name="ce2" office:value-type="string" calcext:value-type="string">
            <text:p>d16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(d8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F00 + C</text:p>
          </table:table-cell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8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d16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8)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F00 + C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</text:p>
          </table:table-cell>
          <table:table-cell table:number-columns-repeated="2"/>
          <table:table-cell table:style-name="ce3"/>
          <table:table-cell table:number-columns-repeated="1010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VALID</text:p>
          </table:table-cell>
          <table:table-cell table:number-columns-repeated="2"/>
          <table:table-cell table:style-name="ce3"/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P + r8</text:p>
          </table:table-cell>
          <table:table-cell table:style-name="ce3"/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style-name="ce3"/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16)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qq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qq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1024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ll.A2:all.AMJ73" table:contains-header="false">
          <table:sort>
            <table:sort-by table:field-number="2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  <table:sort-by table:field-number="6" table:data-type="automatic"/>
            <table:sort-by table:field-number="7" table:data-type="automatic"/>
            <table:sort-by table:field-number="8" table:data-type="automatic"/>
            <table:sort-by table:field-number="9" table:data-type="automatic"/>
          </table:sort>
        </table:database-range>
        <table:database-range table:name="__Anonymous_Sheet_DB__2" table:target-range-address="loads.A1:loads.AMJ1048527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4-12-24T15:17:11.703868370</dc:date>
    <dc:creator>Stuart Jones</dc:creator>
    <meta:editing-duration>P1DT15H10M38S</meta:editing-duration>
    <meta:editing-cycles>2</meta:editing-cycles>
    <meta:document-statistic meta:table-count="5" meta:cell-count="2017" meta:object-count="0"/>
  </office:meta>
</office:document-meta>
</file>